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fd2b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"><text:a xlink:type="simple" xlink:href="#__RefHeading___Toc105_614647040" text:style-name="Index_20_Link" text:visited-style-name="Index_20_Link">Istruzioni slurm<text:tab/>1</text:a></text:p>
        </text:index-body>
      </text:table-of-content>
      <text:h text:style-name="Heading_20_1" text:outline-level="1"/>
      <text:h text:style-name="Heading_20_1" text:outline-level="1"><text:bookmark-start text:name="__RefHeading___Toc105_614647040"/><text:span text:style-name="T1">I</text:span>struzioni slurm<text:bookmark-end text:name="__RefHeading___Toc105_614647040"/></text:h>
      <text:p text:style-name="Standard">https://ulysses.readthedocs.io/how-to-use-ulysses.html</text:p>
      <text:p text:style-name="Standard">https://docs.rc.fas.harvard.edu/kb/convenient-slurm-commands/</text:p>
      <text:p text:style-name="Standard"/>
      <text:p text:style-name="Standard">python3 script.py ${1} ${2}</text:p>
      <text:p text:style-name="Standard"/>
      <text:p text:style-name="Standard">parallel echo {1} {2} ::: 1 2 ::: 10 11</text:p>
      <text:p text:style-name="Standard"/>
      <text:p text:style-name="Standard">parallel sbatch sendjob.sh {1} {2} ::: 0.01 0.1 1 10 100 1000 10000 ::: {1..10}</text:p>
      <text:p text:style-name="Standard"># MODIFY ONLY WHEN NO JOBS ARE RUNNING</text:p>
      <text:p text:style-name="Standard"/>
      <text:p text:style-name="Standard">squeue # per vedere tutti i job su ulysses</text:p>
      <text:p text:style-name="Standard">squeue -u fslongo # per vedere quelli di fslongo</text:p>
      <text:p text:style-name="Standard">squeue -u fslongo | wc -l # per contare quanti sono i job di fslongo</text:p>
      <text:p text:style-name="Standard">squeue -u fslongo -t RUNNING # | wc -l</text:p>
      <text:p text:style-name="Standard">squeue -u fslongo -t PENDING # | wc -l</text:p>
      <text:p text:style-name="Standard"># per cancellare tutti i job che ho lanciato:</text:p>
      <text:p text:style-name="Standard">squeue -u igilardo -h | awk '{print $1}' | xargs scancel</text:p>
      <text:p text:style-name="Standard"/>
      <text:p text:style-name="Standard">source ../bashrc.BAD</text:p>
      <text:p text:style-name="Standard">conda activate default</text:p>
      <text:p text:style-name="Standard"/>
      <text:p text:style-name="Standard">sbatch sendjob.sh</text:p>
      <text:p text:style-name="Standard"/>
      <text:p text:style-name="Standard">sbatch</text:p>
      <text:p text:style-name="Standard">squeue</text:p>
      <text:p text:style-name="Standard">scancel</text:p>
      <text:p text:style-name="Standard"/>
      <text:p text:style-name="Standard"/>
      <text:p text:style-name="Standard"/>
      <text:p text:style-name="Standard">il nome dei file di output dovrà dipendere dalle variabili in input</text:p>
      <text:p text:style-name="Standard">poi leggi tutti i file e li metti assieme</text:p>
      <text:p text:style-name="Standard"/>
      <text:h text:style-name="Heading_20_1" text:outline-level="1">Comandi base in bash</text:h>
      <text:p text:style-name="Standard">du -h # per vedere la memoria occupata su disco</text:p>
      <text:p text:style-name="Standard">du -sh ./*</text:p>
      <text:p text:style-name="Standard">rm no_uNOEs/ER/all_AAAA_kish_* # per eliminare (remove) i file che cominciano con all_AAAA_kish_ in folder no_uNOEs/ER</text:p>
      <text:p text:style-name="Standard">cat no_uNOEs/ER/all_AAAA_kish* &gt; no_uNOEs/ER/all_AAAA_kish # per unire i file</text:p>
      <text:p text:style-name="Standard">awk 1 AAAA_test_contraj_* &gt; AAAA_test_contraj # per unire i file andando a capo tra un file e l'altro</text:p>
      <text:p text:style-name="Standard">pwd # dove sei?</text:p>
      <text:p text:style-name="Standard"><text:soft-page-break/>ls </text:p>
      <text:p text:style-name="Standard"/>
      <text:p text:style-name="Standard">### SPOSTARE FILE</text:p>
      <text:p text:style-name="Standard">rsync is quite similar to scp</text:p>
      <text:p text:style-name="Standard"/>
      <text:p text:style-name="Standard">rsync path/document igilardo@renoir.phys.sissa.it:/u/i/igilardo/2_tetramers # per spostare document da path (sul mio pc) alla workstation</text:p>
      <text:p text:style-name="Standard"/>
      <text:p text:style-name="Standard">scp -r igilardo@renoir.phys.sissa.it:/net/sbp/srnas2/tfrahlki/ForIvan/AAAA AAAA # per trasferire cartelle (-r)</text:p>
      <text:p text:style-name="Standard"/>
      <text:p text:style-name="Standard">scp -r igilardo@frontend2.hpc.sissa.it:/home/igilardo/loss_function/results_no_uNOEs results_no_uNOEs</text:p>
      <text:p text:style-name="Standard"/>
      <text:p text:style-name="Standard">scp igilardo@renoir.phys.sissa.it:/u/i/igilardo/2_tetramers alphabeta3_run.py</text:p>
      <text:p text:style-name="Standard"/>
      <text:p text:style-name="Standard">###</text:p>
      <text:p text:style-name="Standard"/>
      <text:p text:style-name="Standard">sh script.sh # per lanciare uno script bash script.sh</text:p>
      <text:p text:style-name="Standard"/>
      <text:p text:style-name="Standard"/>
      <text:h text:style-name="Heading_20_1" text:outline-level="1">Come usare il cluster o la workstation</text:h>
      <text:p text:style-name="Standard">send:</text:p>
      <text:p text:style-name="Standard"/>
      <text:p text:style-name="Standard">- simultaneously ER and FFF, no uNOEs, cross validation (--mem=10G)</text:p>
      <text:p text:style-name="Standard">- simultaneously ER and FFF, uNOEs, whole data set (long: --mem=10G, nodes=4, time=48:00:00, partition=long1,long2) </text:p>
      <text:p text:style-name="Standard"/>
      <text:p text:style-name="Standard">## QUANTA MEMORIA (RAM) USARE: --mem è la memoria per singolo nodo</text:p>
      <text:p text:style-name="Standard">per uNOEs con tutti e 5 i tetrameri (FFF, combined or not with ER): #SBATCH --mem=40G</text:p>
      <text:p text:style-name="Standard">altrimenti usa #SBATCH --mem=10G </text:p>
      <text:p text:style-name="Standard"/>
      <text:p text:style-name="Standard">PER VEDERE UN SINGOLO NODO:</text:p>
      <text:p text:style-name="Standard">top</text:p>
      <text:p text:style-name="Standard">ssh # + nome nodo, poi top (q o ctrl+c per uscire da top)</text:p>
      <text:p text:style-name="Standard">ctrl + d # ESC FROM TERMINAL</text:p>
      <text:p text:style-name="Standard"/>
      <text:p text:style-name="Standard"/>
      <text:p text:style-name="Standard">top</text:p>
      <text:p text:style-name="Standard">pwd</text:p>
      <text:p text:style-name="Standard">kill</text:p>
      <text:p text:style-name="Standard"/>
      <text:p text:style-name="Standard"># SULLA WORKSTATION</text:p>
      <text:p text:style-name="Standard"># far andare uno script in background</text:p>
      <text:p text:style-name="Standard">nohup python3 my_script.py &amp;</text:p>
      <text:p text:style-name="Standard"/>
      <text:p text:style-name="Standard"># lasciare compilato lo script, per la volta successiva</text:p>
      <text:p text:style-name="Standard">1. apri screen sulla WORKSTATION</text:p>
      <text:p text:style-name="Standard">2. su screen, jupyter notebook --no-browser -part=9008</text:p>
      <text:p text:style-name="Standard">3. dal mio pc: ssh -N -f -L localhost:9007</text:p>
      <text:p text:style-name="Standard"><text:soft-page-break/>4. local host : 9007</text:p>
      <text:p text:style-name="Standard"/>
      <text:p text:style-name="Standard">taken come URL su VS code</text:p>
      <text:p text:style-name="Standard"/>
      <text:p text:style-name="Standard">see: https://code.visualstudio.com/docs/datascience/jupyter-notebooks - Connect to a remote Jupyter server</text:p>
      <text:p text:style-name="Standard"/>
      <text:p text:style-name="Standard"/>
      <text:h text:style-name="Heading_20_1" text:outline-level="1"><text:span text:style-name="T1">V</text:span>SCODE SHORTCUTS</text:h>
      <text:p text:style-name="Standard"># comment (Ctrl /)</text:p>
      <text:p text:style-name="Standard">Ctrl Shift 7</text:p>
      <text:p text:style-name="Standard"># decomment</text:p>
      <text:p text:style-name="Standard">Ctrl K + Ctrl U</text:p>
      <text:p text:style-name="Standard"># find</text:p>
      <text:p text:style-name="Standard">Ctrl F</text:p>
      <text:p text:style-name="Standard"/>
      <text:p text:style-name="Standard"/>
      <text:p text:style-name="Standard">### 18/07/2023 PROBLEMA RISOLTO</text:p>
      <text:p text:style-name="Standard">non riesco ad accedere ad ulysses da vs code: è dovuto ad un rallentamento del file system,</text:p>
      <text:p text:style-name="Standard">perchè vs code per aprirsi su ulysses richiede (da bashrc) di lanciare conda, questo è diventato lento,</text:p>
      <text:p text:style-name="Standard">probabilmente per il file system troppo carico; quindi, quando apro vs code su ulysses uso un bashrc che</text:p>
      <text:p text:style-name="Standard">non contiene conda (bashrc_OK), più veloce; poi all interno di ogni job metto conda.</text:p>
      <text:p text:style-name="Standard"/>
      <text:p text:style-name="Standard">Questa è la soluzione migliore: mettere conda in ogni job anzichè in bashrc, così puoi personalizzarlo</text:p>
      <text:p text:style-name="Standard">a seconda di quello che ti serve nel job</text:p>
      <text:p text:style-name="Standard"/>
      <text:p text:style-name="Standard">### stack exchange</text:p>
      <text:p text:style-name="Standard"/>
      <text:p text:style-name="Standard">Effects of temperature on force fields:</text:p>
      <text:p text:style-name="Standard">https://mattermodeling.stackexchange.com/questions/11390/effect-of-temperature-on-forcefield-parameters-in-classical-molecular-dynamics-s</text:p>
      <text:p text:style-name="Standard"/>
      <text:p text:style-name="Standard"># L-BFGS-B options:</text:p>
      <text:p text:style-name="Standard"># gtol : float</text:p>
      <text:p text:style-name="Standard"># The iteration will stop when max{|proj g_i | i = 1, ..., n} &lt;= gtol where pg_i is the i-th component of the projected gradient.</text:p>
      <text:p text:style-name="Standard"/>
      <text:h text:style-name="Heading_20_1" text:outline-level="1">GROMACS</text:h>
      <text:p text:style-name="Standard"># from xtc, extract a pdb (corresponding to a single frame)</text:p>
      <text:p text:style-name="Standard">gmx_mpi trjconv -f traj_comp5.xtc -s topol5.tpr -dump 0 -o prova.pdb</text:p>
      <text:p text:style-name="Standard"/>
      <text:p text:style-name="Standard">########################### useful commands with bash</text:p>
      <text:p text:style-name="Standard"/>
      <text:p text:style-name="Standard"># pass variables from Python cell to Bash cell</text:p>
      <text:p text:style-name="Standard">%%bash -s "$Valerio_path"</text:p>
      <text:p text:style-name="Standard">${1}</text:p>
      <text:p text:style-name="Standard"/>
      <text:p text:style-name="Standard"><text:soft-page-break/></text:p>
      <text:h text:style-name="Heading_20_1" text:outline-level="1"><text:span text:style-name="T1">U</text:span>seful commands <text:span text:style-name="T1">in P</text:span>ython</text:h>
      <text:p text:style-name="Standard"/>
      <text:p text:style-name="Standard"/>
      <text:p text:style-name="Standard">vars(data).keys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6:10:46.136575742</meta:creation-date>
    <dc:date>2023-12-14T16:14:10.692743772</dc:date>
    <meta:editing-duration>PT3M25S</meta:editing-duration>
    <meta:editing-cycles>1</meta:editing-cycles>
    <meta:document-statistic meta:table-count="0" meta:image-count="0" meta:object-count="0" meta:page-count="4" meta:paragraph-count="93" meta:word-count="628" meta:character-count="4038" meta:non-whitespace-character-count="3506"/>
    <meta:generator>LibreOffice/7.1.8.1$Linux_X86_64 LibreOffice_project/10$Build-1</meta:generator>
  </office:meta>
</office:document-meta>
</file>